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5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3.4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fo:padding="0.071cm"/>
    </style:style>
    <style:style style:name="ce3" style:family="table-cell" style:parent-style-name="Default">
      <style:table-cell-properties fo:background-color="#339966" style:diagonal-bl-tr="none" style:diagonal-tl-br="none" fo:border="none" fo:padding="0.071cm" style:rotation-align="none"/>
    </style:style>
    <style:style style:name="ce4" style:family="table-cell" style:parent-style-name="Default">
      <style:table-cell-properties fo:background-color="#99cc00" fo:padding="0.071cm"/>
    </style:style>
    <style:style style:name="ce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6600"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2">
          <table:table-cell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lernende KI</text:p>
          </table:table-cell>
          <table:table-cell office:value-type="string" calcext:value-type="string">
            <text:p>gelaufene Einheiten</text:p>
          </table:table-cell>
          <table:table-cell/>
          <table:table-cell table:style-name="ce6" office:value-type="string" calcext:value-type="string">
            <text:p>nicht-lernende KI</text:p>
          </table:table-cell>
          <table:table-cell office:value-type="string" calcext:value-type="string">
            <text:p>gelaufene Einheiten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9405" calcext:value-type="float">
            <text:p>1294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9" calcext:value-type="float">
            <text:p>1759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13" calcext:value-type="float">
            <text:p>1013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9" calcext:value-type="float">
            <text:p>859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90" calcext:value-type="float">
            <text:p>1190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745" calcext:value-type="float">
            <text:p>527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398" calcext:value-type="float">
            <text:p>5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36" calcext:value-type="float">
            <text:p>1036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16" calcext:value-type="float">
            <text:p>1716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06" calcext:value-type="float">
            <text:p>161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09" calcext:value-type="float">
            <text:p>1109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47" calcext:value-type="float">
            <text:p>2047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289" calcext:value-type="float">
            <text:p>752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35" calcext:value-type="float">
            <text:p>1635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090" calcext:value-type="float">
            <text:p>400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0841" calcext:value-type="float">
            <text:p>6084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30" calcext:value-type="float">
            <text:p>930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968" calcext:value-type="float">
            <text:p>39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29" calcext:value-type="float">
            <text:p>929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47" calcext:value-type="float">
            <text:p>2147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705" calcext:value-type="float">
            <text:p>2705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84" calcext:value-type="float">
            <text:p>128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30" calcext:value-type="float">
            <text:p>1530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63480" calcext:value-type="float">
            <text:p>6348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15" calcext:value-type="float">
            <text:p>1915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63545" calcext:value-type="float">
            <text:p>635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02" calcext:value-type="float">
            <text:p>1102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75" calcext:value-type="float">
            <text:p>1275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90" calcext:value-type="float">
            <text:p>2390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Durchschnittliche gelaufene Einheiten</text:p>
          </table:table-cell>
          <table:table-cell/>
          <table:table-cell table:style-name="ce2" table:formula="of:=AVERAGE([.D4:.D53])" office:value-type="float" office:value="12310.4" calcext:value-type="float">
            <text:p>12310.4</text:p>
          </table:table-cell>
          <table:table-cell table:number-columns-repeated="2"/>
          <table:table-cell table:style-name="ce2" table:formula="of:=AVERAGE([.G4:.G53])" office:value-type="float" office:value="1133.32" calcext:value-type="float">
            <text:p>1133.32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Ausgerechneter p-Wert</text:p>
          </table:table-cell>
          <table:table-cell table:style-name="ce3" table:formula="of:=COM.MICROSOFT.T.TEST([.D$4:.D$53];[.G$4:.G$53];2;3)" office:value-type="float" office:value="0.00484047267100657" calcext:value-type="float">
            <text:p>0.004840472671007</text:p>
          </table:table-cell>
          <table:table-cell table:style-name="ce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07P0" style:volatile="true">
      <number:text>CHF </number:text>
      <number:number number:decimal-places="0" number:min-decimal-places="0" number:min-integer-digits="1" number:grouping="true"/>
    </number:number-style>
    <number:number-style style:name="N107">
      <number:text>CHF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2" number:min-decimal-places="2" number:min-integer-digits="1" number:grouping="true"/>
    </number:number-style>
    <number:number-style style:name="N109">
      <number:text>CHF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CHF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2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4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1:00:02.140000000</meta:creation-date>
    <dc:date>2021-10-19T11:05:21.905000000</dc:date>
    <meta:editing-duration>PT5M22S</meta:editing-duration>
    <meta:editing-cycles>1</meta:editing-cycles>
    <meta:document-statistic meta:table-count="1" meta:cell-count="209" meta:object-count="0"/>
    <meta:generator>LibreOffice/7.1.2.2$Windows_X86_64 LibreOffice_project/8a45595d069ef5570103caea1b71cc9d82b2aae4</meta:generator>
  </office:meta>
</office:document-meta>
</file>